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0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11.107cm"/>
    </style:style>
    <style:style style:name="Tableau2.C" style:family="table-column">
      <style:table-column-properties style:column-width="13.811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05cm" table:align="left" style:writing-mode="lr-tb"/>
    </style:style>
    <style:style style:name="Tableau4.A" style:family="table-column">
      <style:table-column-properties style:column-width="0.991cm"/>
    </style:style>
    <style:style style:name="Tableau4.B" style:family="table-column">
      <style:table-column-properties style:column-width="5.35cm"/>
    </style:style>
    <style:style style:name="Tableau4.C" style:family="table-column">
      <style:table-column-properties style:column-width="1.148cm"/>
    </style:style>
    <style:style style:name="Tableau4.D" style:family="table-column">
      <style:table-column-properties style:column-width="6.022cm"/>
    </style:style>
    <style:style style:name="Tableau4.E" style:family="table-column">
      <style:table-column-properties style:column-width="6.491cm"/>
    </style:style>
    <style:style style:name="Tableau4.F" style:family="table-column">
      <style:table-column-properties style:column-width="5.609cm"/>
    </style:style>
    <style:style style:name="Tableau4.G" style:family="table-column">
      <style:table-column-properties style:column-width="1.9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693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871cm"/>
    </style:style>
    <style:style style:name="Tableau5.D" style:family="table-column">
      <style:table-column-properties style:column-width="14.111cm"/>
    </style:style>
    <style:style style:name="Tableau5.E" style:family="table-column">
      <style:table-column-properties style:column-width="2.999cm"/>
    </style:style>
    <style:style style:name="Tableau5.F" style:family="table-column">
      <style:table-column-properties style:column-width="2.787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693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7.405cm"/>
    </style:style>
    <style:style style:name="Tableau3.C" style:family="table-column">
      <style:table-column-properties style:column-width="3.792cm"/>
    </style:style>
    <style:style style:name="Tableau3.D" style:family="table-column">
      <style:table-column-properties style:column-width="2.91cm"/>
    </style:style>
    <style:style style:name="Tableau3.E" style:family="table-column">
      <style:table-column-properties style:column-width="10.389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5.643cm"/>
    </style:style>
    <style:style style:name="Tableau1.C" style:family="table-column">
      <style:table-column-properties style:column-width="6.703cm"/>
    </style:style>
    <style:style style:name="Tableau1.D" style:family="table-column">
      <style:table-column-properties style:column-width="10.389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12" style:family="paragraph" style:parent-style-name="Standard">
      <style:text-properties officeooo:paragraph-rsid="0073ab57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weight="bold" officeooo:paragraph-rsid="00adb61c" style:font-weight-asian="bold" style:font-weight-complex="bold"/>
    </style:style>
    <style:style style:name="P1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a8ffd" officeooo:paragraph-rsid="00fa8ff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a8ff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a8ff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a8ff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a8ff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a8ffd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Arial" fo:font-size="10pt" officeooo:paragraph-rsid="00fa8ffd" style:font-size-asian="10pt" style:font-size-complex="10pt"/>
    </style:style>
    <style:style style:name="P51" style:family="paragraph" style:parent-style-name="Standard">
      <style:text-properties fo:font-weight="bold" officeooo:paragraph-rsid="00fa8ffd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3pt" officeooo:paragraph-rsid="00fa8ffd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a8ffd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a8f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a8f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a8f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a8ffd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a8ff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a8ffd" style:font-size-asian="11pt" style:font-size-complex="11pt"/>
    </style:style>
    <style:style style:name="P61" style:family="paragraph" style:parent-style-name="Standard">
      <style:text-properties style:font-name="Arial" fo:font-size="11pt" fo:language="zxx" fo:country="none" fo:font-weight="bold" officeooo:rsid="007a8b82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officeooo:rsid="005c9b13"/>
    </style:style>
    <style:style style:name="T2" style:family="text">
      <style:text-properties officeooo:rsid="00ccd640"/>
    </style:style>
    <style:style style:name="T3" style:family="text">
      <style:text-properties officeooo:rsid="005a2417"/>
    </style:style>
    <style:style style:name="T4" style:family="text">
      <style:text-properties officeooo:rsid="00bd9f7f"/>
    </style:style>
    <style:style style:name="T5" style:family="text">
      <style:text-properties officeooo:rsid="00b201f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a25f00" style:font-size-asian="11pt" style:font-size-complex="11pt"/>
    </style:style>
    <style:style style:name="T10" style:family="text">
      <style:text-properties style:font-name="Arial" fo:font-size="11pt" officeooo:rsid="00b43443" style:font-size-asian="11pt" style:font-size-complex="11pt"/>
    </style:style>
    <style:style style:name="T11" style:family="text">
      <style:text-properties style:font-name="Arial" fo:font-size="11pt" officeooo:rsid="00e194be" style:font-size-asian="11pt" style:font-size-complex="11pt"/>
    </style:style>
    <style:style style:name="T12" style:family="text">
      <style:text-properties style:font-name="Arial" fo:font-size="11pt" officeooo:rsid="0047e591" style:font-size-asian="11pt" style:font-size-complex="11pt"/>
    </style:style>
    <style:style style:name="T13" style:family="text">
      <style:text-properties style:font-name="Arial" fo:font-size="11pt" officeooo:rsid="00b6124b" style:font-size-asian="11pt" style:font-size-complex="11pt"/>
    </style:style>
    <style:style style:name="T14" style:family="text">
      <style:text-properties style:font-name="Arial" fo:font-size="11pt" officeooo:rsid="00bcabf8" style:font-size-asian="11pt" style:font-size-complex="11pt"/>
    </style:style>
    <style:style style:name="T15" style:family="text">
      <style:text-properties fo:font-weight="bold" officeooo:rsid="00fa8ff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e30ea8"/>
    </style:style>
    <style:style style:name="T18" style:family="text">
      <style:text-properties officeooo:rsid="00e90f5a"/>
    </style:style>
    <style:style style:name="T19" style:family="text">
      <style:text-properties style:font-name="Arial" fo:font-size="11pt" fo:language="zxx" fo:country="none" fo:font-weight="bold" officeooo: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0" style:family="text">
      <style:text-properties officeooo:rsid="00df9705"/>
    </style:style>
    <style:style style:name="T21" style:family="text">
      <style:text-properties officeooo:rsid="00bb6c3d"/>
    </style:style>
    <style:style style:name="T22" style:family="text">
      <style:text-properties style:font-name="Arial" fo:language="zxx" fo:country="none" fo:font-weight="bold" officeooo:rsid="00df9705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Arial" fo:language="zxx" fo:country="none" fo:font-weight="bold" officeooo:rsid="00e194be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size="10pt" officeooo:rsid="00df9705" style:font-size-asian="10pt" style:font-size-complex="10pt"/>
    </style:style>
    <style:style style:name="T25" style:family="text">
      <style:text-properties officeooo:rsid="00adb61c"/>
    </style:style>
    <style:style style:name="T26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Réf.<text:span text:style-name="T1"> contrôle</text:span></text:p>
          </table:table-cell>
          <table:table-cell table:style-name="Tableau2.A1" office:value-type="string">
            <text:p text:style-name="P2">{control_ref}</text:p>
          </table:table-cell>
          <table:table-cell table:style-name="Tableau2.C1" table:number-rows-spanned="5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1">Objet contr<text:span text:style-name="T2">ô</text:span>lé</text:p>
          </table:table-cell>
          <table:table-cell table:style-name="Tableau2.A2" office:value-type="string">
            <text:p text:style-name="P4">{object_type}<text:span text:style-name="T3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5">Date de contrôle </text:p>
          </table:table-cell>
          <table:table-cell table:style-name="Tableau2.A2" office:value-type="string">
            <text:p text:style-name="P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7">Proje<text:span text:style-name="T4">t</text:span></text:p>
          </table:table-cell>
          <table:table-cell table:style-name="Tableau2.A2" office:value-type="string">
            <text:p text:style-name="P8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7"><text:span text:style-name="T5">Réf. m</text:span>odèle</text:p>
            <text:p text:style-name="P9">de contrôle</text:p>
          </table:table-cell>
          <table:table-cell table:style-name="Tableau2.A2" office:value-type="string">
            <text:p text:style-name="P8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10">Verdict</text:p>
          </table:table-cell>
          <table:covered-table-cell/>
          <table:table-cell table:style-name="Tableau2.C6" office:value-type="string">
            <text:p text:style-name="P11">{verdict}</text:p>
          </table:table-cell>
        </table:table-row>
      </table:table>
      <text:p text:style-name="P12"/>
      <text:p text:style-name="P13">Note publique : <text:span text:style-name="T6">{public_note}</text:span></text:p>
      <text:p text:style-name="P14"/>
      <text:p text:style-name="P15"><text:span text:style-name="T7">Liste des </text:span><text:span text:style-name="T8">points contr</text:span><text:span text:style-name="T9">ô</text:span><text:span text:style-name="T8">lés, </text:span><text:span text:style-name="T10">observations et réponse</text:span><text:span text:style-name="T11">(s)</text:span><text:span text:style-name="T12"> </text:span><text:span text:style-name="T13">à </text:span><text:span text:style-name="T14">la </text:span><text:span text:style-name="T13">question</text:span></text:p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7">Réf</text:p>
            <text:p text:style-name="P18">Question</text:p>
          </table:table-cell>
          <table:table-cell table:style-name="Tableau4.A1" office:value-type="string">
            <text:p text:style-name="P19">Titre - Description</text:p>
          </table:table-cell>
          <table:table-cell table:style-name="Tableau4.A1" office:value-type="string">
            <text:p text:style-name="P19">Réf</text:p>
            <text:p text:style-name="P18">Réponse</text:p>
          </table:table-cell>
          <table:table-cell table:style-name="Tableau4.A1" office:value-type="string">
            <text:p text:style-name="P20">Observations</text:p>
          </table:table-cell>
          <table:table-cell table:style-name="Tableau4.A1" office:value-type="string">
            <text:p text:style-name="P21">Photo Correcte</text:p>
          </table:table-cell>
          <table:table-cell table:style-name="Tableau4.A1" office:value-type="string">
            <text:p text:style-name="P21">Photo incorrecte</text:p>
          </table:table-cell>
          <table:table-cell table:style-name="Tableau4.G1" office:value-type="string">
            <text:p text:style-name="P22">Réponse</text:p>
          </table:table-cell>
        </table:table-row>
        <table:table-row table:style-name="Tableau4.2">
          <table:table-cell table:style-name="Tableau4.A2" office:value-type="string">
            <text:p text:style-name="P23">[!-- BEGIN row.questions --]</text:p>
            <text:p text:style-name="P23">{ref}</text:p>
          </table:table-cell>
          <table:table-cell table:style-name="Tableau4.B2" office:value-type="string">
            <text:p text:style-name="P24"><text:span text:style-name="T15">Titre : </text:span>{label}</text:p>
            <text:p text:style-name="P24"><text:span text:style-name="T16">Description : </text:span>{description}</text:p>
          </table:table-cell>
          <table:table-cell table:style-name="Tableau4.C2" office:value-type="string">
            <text:p text:style-name="P25">{ref_answer}</text:p>
          </table:table-cell>
          <table:table-cell table:style-name="Tableau4.D2" office:value-type="string">
            <text:p text:style-name="P26">{comment}</text:p>
          </table:table-cell>
          <table:table-cell table:style-name="Tableau4.E2" office:value-type="string">
            <text:p text:style-name="P27"/>
          </table:table-cell>
          <table:table-cell table:style-name="Tableau4.F2" office:value-type="string">
            <text:p text:style-name="P27"/>
          </table:table-cell>
          <table:table-cell table:style-name="Tableau4.G2" office:value-type="string">
            <text:p text:style-name="P27">{answer}</text:p>
            <text:p text:style-name="P28">[!-- END row.questions --]</text:p>
          </table:table-cell>
        </table:table-row>
      </table:table>
      <text:p text:style-name="P29"/>
      <text:p text:style-name="P30">Liste des <text:span text:style-name="T17">équipements et</text:span> <text:span text:style-name="T17">moyens de contrôle</text:span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2">Réf</text:p>
            <text:p text:style-name="P33">Equipement</text:p>
          </table:table-cell>
          <table:table-cell table:style-name="Tableau5.A1" office:value-type="string">
            <text:p text:style-name="P34">Libellé</text:p>
          </table:table-cell>
          <table:table-cell table:style-name="Tableau5.A1" office:value-type="string">
            <text:p text:style-name="P35">Réf</text:p>
            <text:p text:style-name="P36">Numéro de lot/série</text:p>
          </table:table-cell>
          <table:table-cell table:style-name="Tableau5.A1" office:value-type="string">
            <text:p text:style-name="P34">Description</text:p>
          </table:table-cell>
          <table:table-cell table:style-name="Tableau5.A1" office:value-type="string">
            <text:p text:style-name="P34">DLUO/DDM</text:p>
          </table:table-cell>
          <table:table-cell table:style-name="Tableau5.F1" office:value-type="string">
            <text:p text:style-name="P37">Durée de vie <text:span text:style-name="T18">restante</text:span></text:p>
          </table:table-cell>
        </table:table-row>
        <table:table-row table:style-name="Tableau5.2">
          <table:table-cell table:style-name="Tableau5.A2" office:value-type="string">
            <text:p text:style-name="P38">[!-- BEGIN row.equipment --]</text:p>
            <text:p text:style-name="P38">{equipment_ref}</text:p>
          </table:table-cell>
          <table:table-cell table:style-name="Tableau5.B2" office:value-type="string">
            <text:p text:style-name="P39">{equipment_label}</text:p>
          </table:table-cell>
          <table:table-cell table:style-name="Tableau5.C2" office:value-type="string">
            <text:p text:style-name="P40">{productlot_batch}</text:p>
          </table:table-cell>
          <table:table-cell table:style-name="Tableau5.D2" office:value-type="string">
            <text:p text:style-name="P39">{equipment_description}</text:p>
          </table:table-cell>
          <table:table-cell table:style-name="Tableau5.E2" office:value-type="string">
            <text:p text:style-name="P41">{dluo}</text:p>
          </table:table-cell>
          <table:table-cell table:style-name="Tableau5.F2" office:value-type="string">
            <text:p text:style-name="P42">{lifetime} [!-- END row.equipment --]</text:p>
          </table:table-cell>
        </table:table-row>
      </table:table>
      <text:p text:style-name="P43"><text:span text:style-name="T19"/></text:p>
      <text:p text:style-name="P44">Contacts associés au contr<text:span text:style-name="T2">ô</text:span>le : <text:span text:style-name="T20">R</text:span>ôles et signatures</text:p>
      <text:p text:style-name="P4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5">Nom</text:p>
          </table:table-cell>
          <table:table-cell table:style-name="Tableau3.A1" office:value-type="string">
            <text:p text:style-name="P45">Prénom</text:p>
          </table:table-cell>
          <table:table-cell table:style-name="Tableau3.A1" office:value-type="string">
            <text:p text:style-name="P46">R<text:span text:style-name="T21">ô</text:span>le</text:p>
          </table:table-cell>
          <table:table-cell table:style-name="Tableau3.A1" office:value-type="string">
            <text:p text:style-name="P47">Date de signature</text:p>
          </table:table-cell>
          <table:table-cell table:style-name="Tableau3.E1" office:value-type="string">
            <text:p text:style-name="P48">Signature</text:p>
          </table:table-cell>
        </table:table-row>
        <table:table-row>
          <table:table-cell table:style-name="Tableau3.A2" office:value-type="string">
            <text:p text:style-name="P49">[!-- BEGIN row.attendant --] {attendant_lastname}</text:p>
          </table:table-cell>
          <table:table-cell table:style-name="Tableau3.B2" office:value-type="string">
            <text:p text:style-name="P49">{attendant_firstname}</text:p>
          </table:table-cell>
          <table:table-cell table:style-name="Tableau3.C2" office:value-type="string">
            <text:p text:style-name="P49">{attendant_role}</text:p>
          </table:table-cell>
          <table:table-cell table:style-name="Tableau3.D2" office:value-type="string">
            <text:p text:style-name="P49">{attendant_signature_date}</text:p>
          </table:table-cell>
          <table:table-cell table:style-name="Tableau3.E2" office:value-type="string">
            <text:p text:style-name="P50">{attendant_signature}[!-- END row.attendant --]</text:p>
          </table:table-cell>
        </table:table-row>
      </table:table>
      <text:p text:style-name="P51"><text:span text:style-name="T7"/></text:p>
      <text:p text:style-name="P52"><text:span text:style-name="T22">Contr</text:span><text:span text:style-name="T23">ô</text:span><text:span text:style-name="T22">leur associés au contr</text:span><text:span text:style-name="T23">ô</text:span><text:span text:style-name="T22">le</text:span></text:p>
      <text:p text:style-name="P4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3"><text:span text:style-name="T24">Nom</text:span><text:span text:style-name="T20"> </text:span></text:p>
            <text:p text:style-name="P54"><text:span text:style-name="T25">C</text:span>ontrôleur</text:p>
          </table:table-cell>
          <table:table-cell table:style-name="Tableau1.A1" office:value-type="string">
            <text:p text:style-name="P55">Prénom</text:p>
            <text:p text:style-name="P54"><text:span text:style-name="T25">C</text:span>ontrôleur</text:p>
          </table:table-cell>
          <table:table-cell table:style-name="Tableau1.A1" office:value-type="string">
            <text:p text:style-name="P56">Date de <text:span text:style-name="T26">s</text:span><text:span text:style-name="T25">ignature</text:span></text:p>
            <text:p text:style-name="P54"><text:span text:style-name="T25">C</text:span>ontrôleur</text:p>
          </table:table-cell>
          <table:table-cell table:style-name="Tableau1.D1" office:value-type="string">
            <text:p text:style-name="P57">Signature</text:p>
            <text:p text:style-name="P54"><text:span text:style-name="T25">C</text:span>ontrôleur</text:p>
          </table:table-cell>
        </table:table-row>
        <table:table-row table:style-name="Tableau1.2">
          <table:table-cell table:style-name="Tableau1.A2" office:value-type="string">
            <text:p text:style-name="P58">[!-- BEGIN row.controller --] {controller_lastname}</text:p>
          </table:table-cell>
          <table:table-cell table:style-name="Tableau1.B2" office:value-type="string">
            <text:p text:style-name="P58">{controller_firstname}</text:p>
          </table:table-cell>
          <table:table-cell table:style-name="Tableau1.C2" office:value-type="string">
            <text:p text:style-name="P59">{controller_signature_date}</text:p>
          </table:table-cell>
          <table:table-cell table:style-name="Tableau1.D2" office:value-type="string">
            <text:p text:style-name="P60">{controller_signature} [!-- END row.controller --]</text:p>
          </table:table-cell>
        </table:table-row>
      </table:table>
      <text:p text:style-name="P61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564cm" style:type="center"/>
          <style:tab-stop style:position="27.698cm" style:type="right"/>
        </style:tab-stops>
      </style:paragraph-properties>
      <style:text-properties style:font-name="Arial" fo:font-size="8pt" officeooo:rsid="000e43f8" officeooo:paragraph-rsid="00fa8ffd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fo:language="zxx" fo:country="none" officeooo:rsid="00fa8ffd" style:language-asian="zxx" style:country-asian="none" style:language-complex="zxx" style:country-complex="none"/>
    </style:style>
    <style:style style:name="MT6" style:family="text">
      <style:text-properties officeooo:rsid="0035fdfc"/>
    </style:style>
    <style:style style:name="MT7" style:family="text">
      <style:text-properties officeooo:rsid="00fa8ffd"/>
    </style:style>
    <style:style style:name="MT8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9.546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://www.evarisk.com/" text:style-name="Internet_20_link" text:visited-style-name="Visited_20_Internet_20_Link"><text:span text:style-name="MT2">www.</text:span><text:span text:style-name="MT3">evarisk</text:span><text:span text:style-name="MT1">.com</text:span></text:a><text:span text:style-name="MT1"><text:tab/></text:span><text:a xlink:type="simple" xlink:href="https://digiquali.com/" office:target-frame-name="_blank" xlink:show="new" text:style-name="Internet_20_link" text:visited-style-name="Visited_20_Internet_20_Link"><text:span text:style-name="MT3">D</text:span><text:span text:style-name="MT4">igiQuali.</text:span><text:span text:style-name="MT5">com</text:span></text:a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controldocument_withgood-notgood-medias.odt</text:file-name><text:s/><text:tab/><text:span text:style-name="MT6">Version – </text:span><text:span text:style-name="MT7">1.0.0</text:span><text:span text:style-name="MT8"> </text:span><text:span text:style-name="MT6">- 202</text:span><text:span text:style-name="MT7">4092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4M35S</meta:editing-duration>
    <meta:editing-cycles>292</meta:editing-cycles>
    <meta:generator>LibreOffice/24.8.0.3$Windows_X86_64 LibreOffice_project/0bdf1299c94fe897b119f97f3c613e9dca6be583</meta:generator>
    <dc:date>2024-09-23T15:58:32.146000000</dc:date>
    <meta:document-statistic meta:table-count="5" meta:image-count="1" meta:object-count="0" meta:page-count="2" meta:paragraph-count="76" meta:word-count="178" meta:character-count="1523" meta:non-whitespace-character-count="1424"/>
    <meta:user-defined meta:name="Info 1"/>
    <meta:user-defined meta:name="Info 2"/>
    <meta:user-defined meta:name="Info 3"/>
    <meta:user-defined meta:name="Info 4"/>
  </office:meta>
</office:document-meta>
</file>